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4a1" officeooo:paragraph-rsid="001f54a1"/>
    </style:style>
    <style:style style:name="P2" style:family="paragraph" style:parent-style-name="Standard">
      <style:text-properties officeooo:rsid="001f54a1" officeooo:paragraph-rsid="001f54a1"/>
    </style:style>
    <style:style style:name="P3" style:family="paragraph" style:parent-style-name="Standard">
      <style:text-properties officeooo:rsid="002a770a" officeooo:paragraph-rsid="002a770a"/>
    </style:style>
    <style:style style:name="P4" style:family="paragraph" style:parent-style-name="Standard">
      <style:paragraph-properties fo:text-align="justify" style:justify-single-word="false"/>
      <style:text-properties officeooo:paragraph-rsid="004ea30a"/>
    </style:style>
    <style:style style:name="P5" style:family="paragraph" style:parent-style-name="Standard">
      <style:paragraph-properties fo:text-align="justify" style:justify-single-word="false"/>
      <style:text-properties officeooo:paragraph-rsid="0051ea26"/>
    </style:style>
    <style:style style:name="P6" style:family="paragraph" style:parent-style-name="Standard">
      <style:paragraph-properties fo:text-align="justify" style:justify-single-word="false"/>
      <style:text-properties officeooo:paragraph-rsid="0053dd07"/>
    </style:style>
    <style:style style:name="P7" style:family="paragraph" style:parent-style-name="Standard">
      <style:paragraph-properties fo:text-align="justify" style:justify-single-word="false"/>
      <style:text-properties officeooo:rsid="002b9d5f" officeooo:paragraph-rsid="002b9d5f"/>
    </style:style>
    <style:style style:name="P8" style:family="paragraph" style:parent-style-name="Standard">
      <style:paragraph-properties fo:text-align="justify" style:justify-single-word="false"/>
      <style:text-properties officeooo:rsid="002d9d96" officeooo:paragraph-rsid="002d9d96"/>
    </style:style>
    <style:style style:name="P9" style:family="paragraph" style:parent-style-name="Standard" style:list-style-name="L3">
      <style:paragraph-properties fo:text-align="justify" style:justify-single-word="false"/>
      <style:text-properties officeooo:rsid="002e5d94" officeooo:paragraph-rsid="00310cff"/>
    </style:style>
    <style:style style:name="P10" style:family="paragraph" style:parent-style-name="Standard">
      <style:paragraph-properties fo:text-align="justify" style:justify-single-word="false"/>
      <style:text-properties officeooo:rsid="0037f944" officeooo:paragraph-rsid="0038e466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3c937f" officeooo:paragraph-rsid="0047144b"/>
    </style:style>
    <style:style style:name="P12" style:family="paragraph" style:parent-style-name="Standard">
      <style:text-properties officeooo:rsid="004ea153" officeooo:paragraph-rsid="004ea153"/>
    </style:style>
    <style:style style:name="P13" style:family="paragraph" style:parent-style-name="Standard">
      <style:text-properties officeooo:rsid="005d46c2" officeooo:paragraph-rsid="005d46c2"/>
    </style:style>
    <style:style style:name="P14" style:family="paragraph" style:parent-style-name="Standard">
      <style:text-properties officeooo:rsid="005e8b1f" officeooo:paragraph-rsid="005e8b1f"/>
    </style:style>
    <style:style style:name="P15" style:family="paragraph" style:parent-style-name="Standard" style:list-style-name="L5">
      <style:text-properties officeooo:rsid="005e8b1f" officeooo:paragraph-rsid="00655b1d"/>
    </style:style>
    <style:style style:name="P16" style:family="paragraph" style:parent-style-name="Standard">
      <style:text-properties officeooo:rsid="005e8b1f" officeooo:paragraph-rsid="00655b1d"/>
    </style:style>
    <style:style style:name="P17" style:family="paragraph" style:parent-style-name="Standard">
      <style:text-properties officeooo:rsid="005fcb58" officeooo:paragraph-rsid="005fcb58"/>
    </style:style>
    <style:style style:name="P18" style:family="paragraph" style:parent-style-name="Standard" style:list-style-name="L4">
      <style:text-properties officeooo:paragraph-rsid="00647871"/>
    </style:style>
    <style:style style:name="T1" style:family="text">
      <style:text-properties officeooo:rsid="00242c75"/>
    </style:style>
    <style:style style:name="T2" style:family="text">
      <style:text-properties officeooo:rsid="001f54a1"/>
    </style:style>
    <style:style style:name="T3" style:family="text">
      <style:text-properties fo:font-size="12pt" officeooo:rsid="002777ed" style:font-size-asian="12pt" style:font-size-complex="12pt"/>
    </style:style>
    <style:style style:name="T4" style:family="text">
      <style:text-properties fo:font-size="12pt" officeooo:rsid="001f54a1" style:font-size-asian="12pt" style:font-size-complex="12pt"/>
    </style:style>
    <style:style style:name="T5" style:family="text">
      <style:text-properties officeooo:rsid="002bd9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ee95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ee950" style:font-style-asian="italic" style:font-style-complex="italic"/>
    </style:style>
    <style:style style:name="T10" style:family="text">
      <style:text-properties fo:font-style="italic" officeooo:rsid="00409adb" style:font-style-asian="italic" style:font-style-complex="italic"/>
    </style:style>
    <style:style style:name="T11" style:family="text">
      <style:text-properties fo:font-style="normal" officeooo:rsid="002ee950" style:font-style-asian="normal" style:font-style-complex="normal"/>
    </style:style>
    <style:style style:name="T12" style:family="text">
      <style:text-properties fo:font-style="normal" officeooo:rsid="00310cff" style:font-style-asian="normal" style:font-style-complex="normal"/>
    </style:style>
    <style:style style:name="T13" style:family="text">
      <style:text-properties fo:font-style="normal" officeooo:rsid="00363262" style:font-style-asian="normal" style:font-style-complex="normal"/>
    </style:style>
    <style:style style:name="T14" style:family="text">
      <style:text-properties fo:font-style="normal" officeooo:rsid="003b0730" style:font-style-asian="normal" style:font-style-complex="normal"/>
    </style:style>
    <style:style style:name="T15" style:family="text">
      <style:text-properties fo:font-style="normal" officeooo:rsid="003dd20b" style:font-style-asian="normal" style:font-style-complex="normal"/>
    </style:style>
    <style:style style:name="T16" style:family="text">
      <style:text-properties fo:font-style="normal" officeooo:rsid="003ea8cf" style:font-style-asian="normal" style:font-style-complex="normal"/>
    </style:style>
    <style:style style:name="T17" style:family="text">
      <style:text-properties fo:font-style="normal" officeooo:rsid="00409adb" style:font-style-asian="normal" style:font-style-complex="normal"/>
    </style:style>
    <style:style style:name="T18" style:family="text">
      <style:text-properties fo:font-style="normal" officeooo:rsid="00420bdc" style:font-style-asian="normal" style:font-style-complex="normal"/>
    </style:style>
    <style:style style:name="T19" style:family="text">
      <style:text-properties fo:font-style="normal" officeooo:rsid="00441508" style:font-style-asian="normal" style:font-style-complex="normal"/>
    </style:style>
    <style:style style:name="T20" style:family="text">
      <style:text-properties fo:font-style="normal" officeooo:rsid="0045bf52" style:font-style-asian="normal" style:font-style-complex="normal"/>
    </style:style>
    <style:style style:name="T21" style:family="text">
      <style:text-properties fo:font-style="normal" officeooo:rsid="0047144b" style:font-style-asian="normal" style:font-style-complex="normal"/>
    </style:style>
    <style:style style:name="T22" style:family="text">
      <style:text-properties fo:font-style="normal" officeooo:rsid="00486cdf" style:font-style-asian="normal" style:font-style-complex="normal"/>
    </style:style>
    <style:style style:name="T23" style:family="text">
      <style:text-properties fo:font-style="normal" officeooo:rsid="00499483" style:font-style-asian="normal" style:font-style-complex="normal"/>
    </style:style>
    <style:style style:name="T24" style:family="text">
      <style:text-properties fo:font-style="normal" officeooo:rsid="004b624c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10cff" style:font-style-asian="normal" style:font-weight-asian="bold" style:font-style-complex="normal" style:font-weight-complex="bold"/>
    </style:style>
    <style:style style:name="T27" style:family="text">
      <style:text-properties officeooo:rsid="00340735"/>
    </style:style>
    <style:style style:name="T28" style:family="text">
      <style:text-properties officeooo:rsid="0038e466"/>
    </style:style>
    <style:style style:name="T29" style:family="text">
      <style:text-properties officeooo:rsid="003ab96c"/>
    </style:style>
    <style:style style:name="T30" style:family="text">
      <style:text-properties officeooo:rsid="0060eb69"/>
    </style:style>
    <style:style style:name="T31" style:family="text">
      <style:text-properties officeooo:rsid="00629e60"/>
    </style:style>
    <style:style style:name="T32" style:family="text">
      <style:text-properties officeooo:rsid="00647871"/>
    </style:style>
    <style:style style:name="T33" style:family="text">
      <style:text-properties officeooo:rsid="00655b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me: Genicleito Carvalho Beltrao Goncalves</text:p>
      <text:p text:style-name="P12">Nome em citações bibliográficas: GONCALVES, G. C. B.</text:p>
      <text:p text:style-name="P3"/>
      <text:p text:style-name="P3">Home</text:p>
      <text:p text:style-name="P1"/>
      <text:p text:style-name="P5"><text:span text:style-name="T2">Estudante do</text:span><text:span text:style-name="T3"> 5º (quinto) semestre </text:span><text:span text:style-name="T4">de </text:span><text:span text:style-name="T2">Bacharelado em Ciência da Computação na Universidade Federal da Bahia. Tenho experiencia na área de Exploração da Computação em Nuvem para Aplicações de Bioinformática e Robótica adquirida por meio de 12 meses de Iniciação Cientifica (</text:span><text:a xlink:type="simple" xlink:href="http://dcc.ufba.br/"><text:span text:style-name="T2">DCC</text:span></text:a><text:span text:style-name="T2">-UFBA). Também tenho experiências em ministrar oficinas e minicursos de Programação de Computadores utilizando conceitos lógicos e a linguagem de programação </text:span><text:a xlink:type="simple" xlink:href="#"><text:span text:style-name="T2">Pascal</text:span></text:a><text:span text:style-name="T2">, defendendo sempre o uso dos </text:span><text:a xlink:type="simple" xlink:href="#"><text:span text:style-name="T2">Softwares Livres</text:span></text:a><text:span text:style-name="T2"> nas metodologias de ensino. Exerço, voluntariamente, a função de Diretor de Comunicação da Associação dos Estudantes Baixagrandenses (</text:span><text:a xlink:type="simple" xlink:href="http://asseb.org.br/"><text:span text:style-name="T2">ASSEB</text:span></text:a><text:span text:style-name="T2">). Leia mais na sessão </text:span><text:a xlink:type="simple" xlink:href="http://sobre.html/"><text:span text:style-name="T2">Sobre mim</text:span></text:a>.</text:p>
      <text:p text:style-name="P1"/>
      <text:p text:style-name="P1">Ensino</text:p>
      <text:p text:style-name="P1"/>
      <text:p text:style-name="P7">Já ministrei minicursos e oficinas de Programação de Computadores <text:span text:style-name="T1">utilizando conceitos lógicos e a </text:span>L<text:span text:style-name="T1">inguagem de </text:span>P<text:span text:style-name="T1">rogramação </text:span><text:a xlink:type="simple" xlink:href="#"><text:span text:style-name="T1">Pascal</text:span></text:a><text:span text:style-name="T1"> </text:span>(podendo também utilizar a <text:a xlink:type="simple" xlink:href="#">Linguagem C</text:a><text:span text:style-name="T5">).</text:span></text:p>
      <text:p text:style-name="P10"/>
      <text:p text:style-name="P10">O <text:span text:style-name="T28">principal </text:span>objetivo <text:span text:style-name="T29">d</text:span>essas <text:span text:style-name="T28">minhas participações em </text:span>experiências de ensino <text:span text:style-name="T28">está em despertar no estudante da educação básica a vocação tecnológica, voltada, sobretudo, para a programação de computadores. </text:span></text:p>
      <text:p text:style-name="P10"/>
      <text:p text:style-name="P10"><text:span text:style-name="T28">Abaixo seguem algumas dessas experiências com o ensino de Programação de Computadores:</text:span></text:p>
      <text:p text:style-name="P8"/>
      <text:list xml:id="list1796023476032395657" text:style-name="L3">
        <text:list-item>
          <text:p text:style-name="P9"><text:span text:style-name="T6">Minicurso de Programação no Ensino Básico</text:span> – <text:span text:style-name="T27">Minha primeira experiência de ensino, </text:span>realizad<text:span text:style-name="T27">a</text:span> em 15 de março de 2014 em parceria com a <text:span text:style-name="T8">Secretária Municipal de Educação, Cultura, Esportes e Lazer</text:span> <text:span text:style-name="T7">do município de Baixa Grande – BA e com a </text:span><text:a xlink:type="simple" xlink:href="http://asseb.org.br/"><text:span text:style-name="T9">Associação dos Estudantes Baixagrandenses (ASSEB)</text:span></text:a><text:span text:style-name="T11">. </text:span><text:span text:style-name="T12">Durante 4 horas os estudantes conheceram as técnicas básicas de criação de </text:span><text:span text:style-name="T13">algoritmos e </text:span><text:span text:style-name="T12">códigos através da linguagem de programação Pascal. </text:span><text:span text:style-name="T14">Consulte </text:span><text:a xlink:type="simple" xlink:href="#"><text:span text:style-name="T14">aqui</text:span></text:a><text:span text:style-name="T14"> a ementa desse minicurso.</text:span></text:p>
        </text:list-item>
        <text:list-item>
          <text:p text:style-name="P11"><text:span text:style-name="T26">Oficina de Programação </text:span><text:span text:style-name="T25">em Linguagem </text:span><text:span text:style-name="T26">Pascal</text:span><text:span text:style-name="T12"> – </text:span><text:span text:style-name="T15">Realizada </text:span><text:span text:style-name="T16">no período de</text:span><text:span text:style-name="T15"> 25 a 27 de junho de 2014 </text:span><text:span text:style-name="T17">na </text:span><text:span text:style-name="T10">CATU Informática</text:span><text:span text:style-name="T17"> em Baixa Grande – BA. </text:span><text:span text:style-name="T18">Durante os 3 dias os participante</text:span><text:span text:style-name="T19">s</text:span><text:span text:style-name="T18"> puderam ter contato com as primeiras noções de programação </text:span><text:span text:style-name="T20">de computadores com os </text:span><text:span text:style-name="T18">conceitos de variáveis, constantes, operadores aritméticos e expressões, estruturas de controle (atribuição, seleção, repetição, recursão), </text:span><text:span text:style-name="T21">dentre outros. </text:span><text:span text:style-name="T22">A ementa desta oficina </text:span><text:span text:style-name="T23">baseou-se</text:span><text:span text:style-name="T22"> na aplicada ao minicurso citado </text:span><text:span text:style-name="T23">anteriormente</text:span><text:span text:style-name="T22"> e pode ser consultada n</text:span><text:span text:style-name="T24">o</text:span><text:span text:style-name="T22"> mesmo </text:span><text:a xlink:type="simple" xlink:href="#"><text:span text:style-name="T22">link</text:span></text:a><text:span text:style-name="T22">.</text:span></text:p>
        </text:list-item>
      </text:list>
      <text:p text:style-name="P1"/>
      <text:p text:style-name="P3">Sobre mim</text:p>
      <text:p text:style-name="P3"/>
      <text:p text:style-name="P4"><text:span text:style-name="T2">Estudante do</text:span><text:span text:style-name="T3"> 5º (quinto) semestre </text:span><text:span text:style-name="T4">de </text:span><text:span text:style-name="T2">Bacharelado em Ciência da Computação na Universidade Federal da Bahia. Tenho experiencia na área de Exploração da Computação em Nuvem para Aplicações de Bioinformática e Robótica adquirida por meio de 12 meses de Iniciação Cientifica (PROAE/UFBA) cujo objetivo foi prover suporte computacional para aplicações de Bioinformática e de Robótica através de uma infraestrutura de computação em nuvem, como a execução paralela de diversas aplicações de Bioinformática.</text:span></text:p>
      <text:p text:style-name="P4"/>
      <text:p text:style-name="P6"><text:span text:style-name="T2">Também tenho experiências em ministrar oficinas e minicursos de Programação de Computadores utilizando conceitos lógicos e a linguagem de programação </text:span><text:a xlink:type="simple" xlink:href="#"><text:span text:style-name="T2">Pascal</text:span></text:a><text:span text:style-name="T2">, defendendo sempre o uso dos </text:span><text:a xlink:type="simple" xlink:href="#"><text:span text:style-name="T2">Softwares Livres</text:span></text:a><text:span text:style-name="T2"> nas metodologias de ensino. Mais informações podem ser consultadas na sessão </text:span><text:a xlink:type="simple" xlink:href="http://ensino.html/"><text:span text:style-name="T2">Ensino</text:span></text:a><text:span text:style-name="T2">.</text:span></text:p>
      <text:p text:style-name="P6"><text:soft-page-break/><text:span text:style-name="T2">Exerço, voluntariamente, a função de Diretor de Comunicação da Associação dos Estudantes Baixagrandenses (</text:span><text:a xlink:type="simple" xlink:href="http://asseb.org.br/"><text:span text:style-name="T2">ASSEB</text:span></text:a><text:span text:style-name="T2">) na gestão escolhida para o triênio 2015-2018. Uma grande representante do movimento estudantil do município de Baixa Grande – BA que dar suporte para que dezenas de estudantes tenham apoio durante suas formações acadêmicas nas cidades de Salvador e Feira de Santana, além de ter seu papel social e cultural no município. No final do ano de 2012 fui premiado pela associação como Estudante Destaque do Ano e desde então resolvi me envolver para que mais jovens Baixagrandenses pudessem ter apoio em sua formação acadêmica.</text:span></text:p>
      <text:p text:style-name="P1"/>
      <text:p text:style-name="P1">Contato</text:p>
      <text:p text:style-name="P1"/>
      <text:p text:style-name="P13">Email: <text:a xlink:type="simple" xlink:href="mailto:genicleito@dcc.ufba.br">genicleito@dcc.ufba.br</text:a></text:p>
      <text:p text:style-name="P14"/>
      <text:p text:style-name="P17"><text:span text:style-name="T31">Currículo </text:span>Lattes: <text:a xlink:type="simple" xlink:href="http://lattes.cnpq.br/8762881773921575">http://lattes.cnpq.br/8762881773921575</text:a></text:p>
      <text:p text:style-name="P17"/>
      <text:list xml:id="list7507736884512712446" text:style-name="L4">
        <text:list-item>
          <text:p text:style-name="P18">Serviço de<text:span text:style-name="T32"> Web Hosting Compartilhado</text:span></text:p>
        </text:list-item>
      </text:list>
      <text:list xml:id="list7223250272454481052" text:style-name="L5">
        <text:list-item>
          <text:p text:style-name="P15">GitHub: <text:a xlink:type="simple" xlink:href="http://goo.gl/P14zon">http://goo.gl/P14zon</text:a></text:p>
        </text:list-item>
      </text:list>
      <text:p text:style-name="P16"/>
      <text:p text:style-name="P16"/>
      <text:p text:style-name="P16"><text:span text:style-name="T33">###### </text:span>Floobits: <text:a xlink:type="simple" xlink:href="http://goo.gl/ORw1fb">http://goo.gl/ORw1fb</text:a> <text:span text:style-name="T33">#########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23:35:23.649876529</meta:creation-date>
    <dc:date>2015-08-13T00:25:31.139944450</dc:date>
    <meta:editing-duration>PT11H59M31S</meta:editing-duration>
    <meta:editing-cycles>73</meta:editing-cycles>
    <meta:generator>LibreOffice/4.2.8.2$Linux_X86_64 LibreOffice_project/420m0$Build-2</meta:generator>
    <meta:document-statistic meta:table-count="0" meta:image-count="0" meta:object-count="0" meta:page-count="2" meta:paragraph-count="20" meta:word-count="555" meta:character-count="3861" meta:non-whitespace-character-count="3312"/>
  </office:meta>
</office:document-meta>
</file>